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Standardnípísmoodstavce" style:family="text">
      <style:text-properties fo:font-weight="bold" style:font-weight-asian="bold" fo:font-size="20pt" style:font-size-asian="20pt" style:font-size-complex="20pt" style:language-asian="cs" style:country-asian="CZ"/>
    </style:style>
    <style:style style:name="P3" style:parent-style-name="Standard" style:family="paragraph">
      <style:paragraph-properties fo:text-align="justify" fo:line-height="150%"/>
    </style:style>
    <style:style style:name="T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9" style:parent-style-name="Footnote" style:family="paragraph">
      <style:paragraph-properties fo:text-align="justify"/>
    </style:style>
    <style:style style:name="T10" style:parent-style-name="Standardnípísmoodstavce" style:family="text">
      <style:text-properties style:font-name="Times New Roman" style:font-name-complex="Times New Roman"/>
    </style:style>
    <style:style style:name="T11" style:parent-style-name="Standardnípísmoodstavce" style:family="text">
      <style:text-properties style:font-name="Times New Roman" style:font-name-complex="Times New Roman"/>
    </style:style>
    <style:style style:name="T12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13" style:parent-style-name="Standardnípísmoodstavce" style:family="text">
      <style:text-properties style:font-name="Times New Roman" style:font-name-complex="Times New Roman"/>
    </style:style>
    <style:style style:name="T14" style:parent-style-name="Standardnípísmoodstavce" style:family="text">
      <style:text-properties style:font-name="Times New Roman" style:font-name-complex="Times New Roman"/>
    </style:style>
    <style:style style:name="T15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16" style:parent-style-name="Standardnípísmoodstavce" style:family="text">
      <style:text-properties style:font-name="Times New Roman" style:font-name-complex="Times New Roman"/>
    </style:style>
    <style:style style:name="T17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18" style:parent-style-name="Standardnípísmoodstavce" style:family="text">
      <style:text-properties style:font-name="Times New Roman" style:font-name-complex="Times New Roman"/>
    </style:style>
    <style:style style:name="T19" style:parent-style-name="Standardnípísmoodstavce" style:family="text"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 fo:line-height="150%"/>
    </style:style>
    <style:style style:name="T2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25" style:parent-style-name="Footnote" style:family="paragraph">
      <style:paragraph-properties fo:text-align="justify"/>
    </style:style>
    <style:style style:name="T26" style:parent-style-name="Standardnípísmoodstavce" style:family="text">
      <style:text-properties style:font-name="Times New Roman" style:font-name-complex="Times New Roman"/>
    </style:style>
    <style:style style:name="T27" style:parent-style-name="Standardnípísmoodstavce" style:family="text">
      <style:text-properties style:font-name="Times New Roman" style:font-name-complex="Times New Roman"/>
    </style:style>
    <style:style style:name="T28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0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31" style:parent-style-name="Footnote" style:family="paragraph">
      <style:paragraph-properties fo:text-align="justify"/>
    </style:style>
    <style:style style:name="T32" style:parent-style-name="Standardnípísmoodstavce" style:family="text">
      <style:text-properties style:font-name="Times New Roman" style:font-name-complex="Times New Roman"/>
    </style:style>
    <style:style style:name="T33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34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35" style:parent-style-name="Standardnípísmoodstavce" style:family="text">
      <style:text-properties style:font-name="Times New Roman" style:font-name-complex="Times New Roman"/>
    </style:style>
    <style:style style:name="T36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37" style:parent-style-name="Standardnípísmoodstavce" style:family="text">
      <style:text-properties style:font-name="Times New Roman" style:font-name-complex="Times New Roman"/>
    </style:style>
    <style:style style:name="T38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39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40" style:parent-style-name="Standardnípísmoodstavce" style:family="text">
      <style:text-properties style:font-name="Times New Roman" style:font-name-complex="Times New Roman"/>
    </style:style>
    <style:style style:name="T4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43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46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P48" style:parent-style-name="Standard" style:family="paragraph">
      <style:paragraph-properties fo:text-align="justify" fo:line-height="150%"/>
    </style:style>
    <style:style style:name="T49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5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5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52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53" style:parent-style-name="Textpozn.podčarou1" style:family="paragraph">
      <style:paragraph-properties fo:text-align="justify"/>
    </style:style>
    <style:style style:name="T54" style:parent-style-name="Standardnípísmoodstavce" style:family="text">
      <style:text-properties style:font-name="Times New Roman" style:font-name-complex="Times New Roman"/>
    </style:style>
    <style:style style:name="T55" style:parent-style-name="Standardnípísmoodstavce" style:family="text"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 fo:line-height="150%"/>
    </style:style>
    <style:style style:name="T57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58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59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P61" style:parent-style-name="Standard" style:family="paragraph">
      <style:paragraph-properties fo:text-align="justify" fo:line-height="150%"/>
    </style:style>
    <style:style style:name="T6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65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66" style:parent-style-name="Značkapozn.podčarou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67" style:parent-style-name="Standardnípísmoodstavce" style:family="text"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 fo:line-height="150%"/>
    </style:style>
    <style:style style:name="T6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2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3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74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75" style:parent-style-name="Footnote" style:family="paragraph">
      <style:paragraph-properties fo:text-align="justify"/>
    </style:style>
    <style:style style:name="T76" style:parent-style-name="Standardnípísmoodstavce" style:family="text">
      <style:text-properties style:font-name="Times New Roman" style:font-name-complex="Times New Roman"/>
    </style:style>
    <style:style style:name="T77" style:parent-style-name="Standardnípísmoodstavce" style:family="text">
      <style:text-properties style:font-name="Times New Roman" style:font-name-complex="Times New Roman"/>
    </style:style>
    <style:style style:name="P7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79" style:parent-style-name="Standard" style:family="paragraph">
      <style:paragraph-properties fo:text-align="justify" fo:line-height="150%"/>
    </style:style>
    <style:style style:name="T8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2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3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4" style:parent-style-name="Standardnípísmoodstavce" style:family="text">
      <style:text-properties style:font-name="Times New Roman" style:font-name-complex="Times New Roman" fo:background-color="#FFFF00"/>
    </style:style>
    <style:style style:name="T85" style:parent-style-name="Standardnípísmoodstavce" style:family="text">
      <style:text-properties style:font-name="Times New Roman" style:font-name-complex="Times New Roman" fo:background-color="#FFFF00"/>
    </style:style>
    <style:style style:name="T86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7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88" style:parent-style-name="Standardnípísmoodstavce" style:family="text">
      <style:text-properties style:font-name="Times New Roman" style:font-name-asian="Times New Roman" style:font-name-complex="Times New Roman" fo:font-size="12pt" style:font-size-asian="12pt" style:font-size-complex="12pt" style:language-asian="cs" style:country-asian="CZ"/>
    </style:style>
    <style:style style:name="T89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90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91" style:parent-style-name="Footnote" style:family="paragraph">
      <style:paragraph-properties fo:text-align="justify"/>
    </style:style>
    <style:style style:name="T92" style:parent-style-name="Standardnípísmoodstavce" style:family="text">
      <style:text-properties style:font-name="Times New Roman" style:font-name-complex="Times New Roman"/>
    </style:style>
    <style:style style:name="P93" style:parent-style-name="Standard" style:family="paragraph">
      <style:paragraph-properties fo:text-align="justify" fo:line-height="150%"/>
    </style:style>
    <style:style style:name="T9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Footnote" style:family="paragraph">
      <style:paragraph-properties fo:text-align="justify"/>
    </style:style>
    <style:style style:name="T99" style:parent-style-name="Standardnípísmoodstavce" style:family="text">
      <style:text-properties style:font-name="Times New Roman" style:font-name-complex="Times New Roman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0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0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04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05" style:parent-style-name="Footnote" style:family="paragraph">
      <style:paragraph-properties fo:text-align="justify"/>
    </style:style>
    <style:style style:name="T106" style:parent-style-name="Standardnípísmoodstavce" style:family="text">
      <style:text-properties style:font-name="Times New Roman" style:font-name-complex="Times New Roman"/>
    </style:style>
    <style:style style:name="T107" style:parent-style-name="Standardnípísmoodstavce" style:family="text">
      <style:text-properties style:font-name="Times New Roman" style:font-name-complex="Times New Roman"/>
    </style:style>
    <style:style style:name="T108" style:parent-style-name="Standardnípísmoodstavce" style:family="text">
      <style:text-properties style:font-name="Times New Roman" style:font-name-complex="Times New Roman"/>
    </style:style>
    <style:style style:name="T109" style:parent-style-name="Standardnípísmoodstavce" style:family="text">
      <style:text-properties style:font-name="Times New Roman" style:font-name-complex="Times New Roman"/>
    </style:style>
    <style:style style:name="T11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12" style:parent-style-name="Footnote" style:family="paragraph">
      <style:paragraph-properties fo:text-align="justify"/>
    </style:style>
    <style:style style:name="T113" style:parent-style-name="Standardnípísmoodstavce" style:family="text">
      <style:text-properties style:font-name="Times New Roman" style:font-name-complex="Times New Roman"/>
    </style:style>
    <style:style style:name="T114" style:parent-style-name="Standardnípísmoodstavce" style:family="text">
      <style:text-properties style:font-name="Times New Roman" style:font-name-complex="Times New Roman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Standardnípísmoodstavce" style:family="text">
      <style:text-properties style:font-name="Times New Roman" style:font-name-complex="Times New Roman"/>
    </style:style>
    <style:style style:name="T120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121" style:parent-style-name="Standardnípísmoodstavce" style:family="text">
      <style:text-properties style:font-name="Times New Roman" style:font-name-complex="Times New Roman"/>
    </style:style>
    <style:style style:name="T122" style:parent-style-name="Standardnípísmoodstavce" style:family="text">
      <style:text-properties style:font-name="Times New Roman" style:font-name-complex="Times New Roman"/>
    </style:style>
    <style:style style:name="T12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30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31" style:parent-style-name="Footnote" style:family="paragraph">
      <style:paragraph-properties fo:text-align="justify"/>
    </style:style>
    <style:style style:name="T132" style:parent-style-name="Standardnípísmoodstavce" style:family="text">
      <style:text-properties style:font-name="Times New Roman" style:font-name-complex="Times New Roman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36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37" style:parent-style-name="Footnote" style:family="paragraph">
      <style:paragraph-properties fo:text-align="justify"/>
    </style:style>
    <style:style style:name="T138" style:parent-style-name="Standardnípísmoodstavce" style:family="text">
      <style:text-properties style:font-name="Times New Roman" style:font-name-complex="Times New Roman"/>
    </style:style>
    <style:style style:name="T13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4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41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42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43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44" style:parent-style-name="Footnote" style:family="paragraph">
      <style:paragraph-properties fo:text-align="justify"/>
    </style:style>
    <style:style style:name="T145" style:parent-style-name="Standardnípísmoodstavce" style:family="text">
      <style:text-properties style:font-name="Times New Roman" style:font-name-complex="Times New Roman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4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51" style:parent-style-name="Footnote" style:family="paragraph">
      <style:paragraph-properties fo:text-align="justify"/>
    </style:style>
    <style:style style:name="T152" style:parent-style-name="Standardnípísmoodstavce" style:family="text">
      <style:text-properties style:font-name="Times New Roman" style:font-name-complex="Times New Roman"/>
    </style:style>
    <style:style style:name="P153" style:parent-style-name="Standard" style:family="paragraph">
      <style:paragraph-properties fo:text-align="justify" fo:line-height="150%"/>
    </style:style>
    <style:style style:name="T15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5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57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58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5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60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61" style:parent-style-name="Footnote" style:family="paragraph">
      <style:paragraph-properties fo:text-align="justify"/>
    </style:style>
    <style:style style:name="T162" style:parent-style-name="Standardnípísmoodstavce" style:family="text">
      <style:text-properties style:font-name="Times New Roman" style:font-name-complex="Times New Roman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6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6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68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69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0" style:parent-style-name="Značkapozn.podčarou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1" style:parent-style-name="Standardnípísmoodstavce" style:family="text">
      <style:text-properties style:font-name="Times New Roman" style:font-name-complex="Times New Roman"/>
    </style:style>
    <style:style style:name="T172" style:parent-style-name="Standardnípísmoodstavce" style:family="text">
      <style:text-properties style:font-name="Times New Roman" style:font-name-complex="Times New Roman"/>
    </style:style>
    <style:style style:name="T173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5" style:parent-style-name="FootnoteSymbol" style:family="text">
      <style:text-properties style:font-name="Times New Roman" style:font-name-complex="Times New Roman" fo:font-size="12pt" style:font-size-asian="12pt" style:font-size-complex="12pt"/>
    </style:style>
    <style:style style:name="T17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7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78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9" style:parent-style-name="FootnoteSymbol" style:family="text">
      <style:text-properties style:font-name="Times New Roman" style:font-name-complex="Times New Roman" fo:font-size="12pt" style:font-size-asian="12pt" style:font-size-complex="12pt"/>
    </style:style>
    <style:style style:name="T180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81" style:parent-style-name="Footnote" style:family="paragraph">
      <style:paragraph-properties fo:text-align="justify"/>
    </style:style>
    <style:style style:name="T182" style:parent-style-name="Standardnípísmoodstavce" style:family="text">
      <style:text-properties style:font-name="Times New Roman" style:font-name-complex="Times New Roman"/>
    </style:style>
    <style:style style:name="P183" style:parent-style-name="Standard" style:family="paragraph">
      <style:paragraph-properties fo:text-align="justify" fo:line-height="150%"/>
    </style:style>
    <style:style style:name="T18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8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86" style:parent-style-name="Standardnípísmoodstavce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7" style:parent-style-name="Standardnípísmoodstavce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188" style:parent-style-name="Značkapozn.podčarou" style:family="text">
      <style:text-properties style:font-name="Times New Roman" style:font-name-complex="Times New Roman" style:font-style-complex="italic" fo:font-size="12pt" style:font-size-asian="12pt" style:font-size-complex="12pt"/>
    </style:style>
    <style:style style:name="P189" style:parent-style-name="Footnote" style:family="paragraph">
      <style:paragraph-properties fo:text-align="justify"/>
    </style:style>
    <style:style style:name="T190" style:parent-style-name="Standardnípísmoodstavce" style:family="text">
      <style:text-properties style:font-name="Times New Roman" style:font-name-complex="Times New Roman"/>
    </style:style>
    <style:style style:name="T191" style:parent-style-name="Standardnípísmoodstavce" style:family="text">
      <style:text-properties style:font-name="Times New Roman" style:font-name-complex="Times New Roman"/>
    </style:style>
    <style:style style:name="P192" style:parent-style-name="Standard" style:family="paragraph">
      <style:paragraph-properties fo:text-align="justify" fo:line-height="150%"/>
    </style:style>
    <style:style style:name="T19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195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196" style:parent-style-name="Footnote" style:family="paragraph">
      <style:paragraph-properties fo:text-align="justify"/>
    </style:style>
    <style:style style:name="T197" style:parent-style-name="Standardnípísmoodstavce" style:family="text">
      <style:text-properties style:font-name="Times New Roman" style:font-name-complex="Times New Roman"/>
    </style:style>
    <style:style style:name="T198" style:parent-style-name="Standardnípísmoodstavce" style:family="text">
      <style:text-properties style:font-name="Times New Roman" style:font-name-complex="Times New Roman"/>
    </style:style>
    <style:style style:name="T19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00" style:parent-style-name="Standardnípísmoodstavce" style:family="text">
      <style:text-properties style:font-name="Times New Roman" style:font-name-complex="Times New Roman"/>
    </style:style>
    <style:style style:name="T20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0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204" style:parent-style-name="Footnote" style:family="paragraph">
      <style:paragraph-properties fo:text-align="justify"/>
    </style:style>
    <style:style style:name="T205" style:parent-style-name="Standardnípísmoodstavce" style:family="text">
      <style:text-properties style:font-name="Times New Roman" style:font-name-complex="Times New Roman"/>
    </style:style>
    <style:style style:name="P206" style:parent-style-name="Standard" style:family="paragraph">
      <style:paragraph-properties fo:text-align="justify" fo:line-height="150%"/>
    </style:style>
    <style:style style:name="T20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21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Standard" style:family="paragraph">
      <style:paragraph-properties fo:text-align="justify" fo:line-height="150%"/>
    </style:style>
    <style:style style:name="T21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1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16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217" style:parent-style-name="Footnote" style:family="paragraph">
      <style:paragraph-properties fo:text-align="justify"/>
    </style:style>
    <style:style style:name="T218" style:parent-style-name="Standardnípísmoodstavce" style:family="text">
      <style:text-properties style:font-name="Times New Roman" style:font-name-complex="Times New Roman"/>
    </style:style>
    <style:style style:name="T219" style:parent-style-name="Standardnípísmoodstavce" style:family="text">
      <style:text-properties style:font-name="Times New Roman" style:font-name-complex="Times New Roman"/>
    </style:style>
    <style:style style:name="T22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222" style:parent-style-name="Standard" style:family="paragraph">
      <style:paragraph-properties fo:text-align="justify" fo:line-height="150%"/>
    </style:style>
    <style:style style:name="T22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2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2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26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227" style:parent-style-name="Footnote" style:family="paragraph">
      <style:paragraph-properties fo:text-align="justify"/>
    </style:style>
    <style:style style:name="T228" style:parent-style-name="Standardnípísmoodstavce" style:family="text">
      <style:text-properties style:font-name="Times New Roman" style:font-name-complex="Times New Roman"/>
    </style:style>
    <style:style style:name="T22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230" style:parent-style-name="Standard" style:family="paragraph">
      <style:paragraph-properties fo:text-align="justify" fo:line-height="150%"/>
    </style:style>
    <style:style style:name="T23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233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234" style:parent-style-name="Standard" style:family="paragraph">
      <style:paragraph-properties fo:text-align="justify" fo:line-height="150%"/>
    </style:style>
    <style:style style:name="T23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36" style:parent-style-name="Standardnípísmoodstavce" style:family="text">
      <style:text-properties style:font-name="Calibri Light" style:font-name-asian="Times New Roman" fo:color="#2E74B5" fo:font-size="16pt" style:font-size-asian="16pt" style:font-size-complex="16pt" style:language-asian="cs" style:country-asian="CZ"/>
    </style:style>
    <style:style style:name="P237" style:parent-style-name="Standard" style:family="paragraph">
      <style:paragraph-properties fo:text-align="justify" fo:line-height="150%"/>
    </style:style>
    <style:style style:name="T238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39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242" style:parent-style-name="Standard" style:family="paragraph">
      <style:paragraph-properties fo:text-align="justify" fo:line-height="150%"/>
    </style:style>
    <style:style style:name="T243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6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47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248" style:parent-style-name="Footnote" style:family="paragraph">
      <style:paragraph-properties fo:text-align="justify"/>
    </style:style>
    <style:style style:name="T249" style:parent-style-name="Standardnípísmoodstavce" style:family="text">
      <style:text-properties style:font-name="Times New Roman" style:font-name-complex="Times New Roman"/>
    </style:style>
    <style:style style:name="T250" style:parent-style-name="Standardnípísmoodstavce" style:family="text">
      <style:text-properties style:font-name="Times New Roman" style:font-name-complex="Times New Roman"/>
    </style:style>
    <style:style style:name="P251" style:parent-style-name="Footnote" style:family="paragraph">
      <style:paragraph-properties fo:text-align="justify"/>
    </style:style>
    <style:style style:name="T252" style:parent-style-name="Standardnípísmoodstavce" style:family="text">
      <style:text-properties style:font-name="Times New Roman" style:font-name-complex="Times New Roman"/>
    </style:style>
    <style:style style:name="T253" style:parent-style-name="Standardnípísmoodstavce" style:family="text">
      <style:text-properties style:font-name="Times New Roman" style:font-name-complex="Times New Roman"/>
    </style:style>
    <style:style style:name="T254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55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56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57" style:parent-style-name="Standardnípísmoodstavce" style:family="text">
      <style:text-properties style:font-name="Times New Roman" style:font-name-complex="Times New Roman"/>
    </style:style>
    <style:style style:name="T258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59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6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61" style:parent-style-name="Standardnípísmoodstavce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style:language-asian="cs" style:country-asian="CZ"/>
    </style:style>
    <style:style style:name="T262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63" style:parent-style-name="Standardnípísmoodstavce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style:language-asian="cs" style:country-asian="CZ"/>
    </style:style>
    <style:style style:name="T26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265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266" style:parent-style-name="Footnote" style:family="paragraph">
      <style:paragraph-properties fo:text-align="justify"/>
    </style:style>
    <style:style style:name="T267" style:parent-style-name="Standardnípísmoodstavce" style:family="text">
      <style:text-properties style:font-name="Times New Roman" style:font-name-complex="Times New Roman"/>
    </style:style>
    <style:style style:name="T268" style:parent-style-name="Standardnípísmoodstavce" style:family="text">
      <style:text-properties style:font-name="Times New Roman" style:font-name-complex="Times New Roman"/>
    </style:style>
    <style:style style:name="T269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70" style:parent-style-name="Standardnípísmoodstavce" style:family="text">
      <style:text-properties style:font-name="Times New Roman" style:font-name-complex="Times New Roman"/>
    </style:style>
    <style:style style:name="T271" style:parent-style-name="Standardnípísmoodstavce" style:family="text">
      <style:text-properties style:font-name="Times New Roman" style:font-name-complex="Times New Roman"/>
    </style:style>
    <style:style style:name="T272" style:parent-style-name="Standardnípísmoodstavce" style:family="text">
      <style:text-properties style:font-name="Times New Roman" style:font-name-complex="Times New Roman"/>
    </style:style>
    <style:style style:name="T273" style:parent-style-name="Standardnípísmoodstavce" style:family="text">
      <style:text-properties style:font-name="Times New Roman" style:font-name-complex="Times New Roman"/>
    </style:style>
    <style:style style:name="T274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75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76" style:parent-style-name="Standardnípísmoodstavce" style:family="text">
      <style:text-properties style:font-name="Times New Roman" style:font-name-complex="Times New Roman"/>
    </style:style>
    <style:style style:name="T277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278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P279" style:parent-style-name="Standard" style:family="paragraph">
      <style:paragraph-properties fo:text-align="justify" fo:line-height="150%"/>
    </style:style>
    <style:style style:name="T28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8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83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28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285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286" style:parent-style-name="Footnote" style:family="paragraph">
      <style:paragraph-properties fo:text-align="justify"/>
    </style:style>
    <style:style style:name="T287" style:parent-style-name="Standardnípísmoodstavce" style:family="text">
      <style:text-properties style:font-name="Times New Roman" style:font-name-complex="Times New Roman"/>
    </style:style>
    <style:style style:name="P288" style:parent-style-name="Standard" style:family="paragraph">
      <style:paragraph-properties fo:text-align="justify" fo:line-height="150%"/>
    </style:style>
    <style:style style:name="T28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0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291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292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295" style:parent-style-name="Standard" style:family="paragraph">
      <style:paragraph-properties fo:text-align="justify" fo:line-height="150%"/>
    </style:style>
    <style:style style:name="T29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0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0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02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03" style:parent-style-name="Standard" style:family="paragraph">
      <style:paragraph-properties fo:text-align="justify" fo:line-height="150%"/>
    </style:style>
    <style:style style:name="T30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0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06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0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308" style:parent-style-name="Standard" style:family="paragraph">
      <style:paragraph-properties fo:text-align="justify" fo:line-height="150%"/>
    </style:style>
    <style:style style:name="T30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1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1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12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13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1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15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16" style:parent-style-name="Footnote" style:family="paragraph">
      <style:paragraph-properties fo:text-align="justify"/>
    </style:style>
    <style:style style:name="T317" style:parent-style-name="Standardnípísmoodstavce" style:family="text">
      <style:text-properties style:font-name="Times New Roman" style:font-name-complex="Times New Roman"/>
    </style:style>
    <style:style style:name="T318" style:parent-style-name="Standardnípísmoodstavce" style:family="text">
      <style:text-properties style:font-name="Times New Roman" style:font-name-complex="Times New Roman"/>
    </style:style>
    <style:style style:name="P319" style:parent-style-name="Standard" style:family="paragraph">
      <style:paragraph-properties fo:text-align="justify" fo:line-height="150%"/>
    </style:style>
    <style:style style:name="T32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2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3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6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27" style:parent-style-name="Standardnípísmoodstavce" style:family="text">
      <style:text-properties style:font-name="Times New Roman" style:font-name-complex="Times New Roman"/>
    </style:style>
    <style:style style:name="T328" style:parent-style-name="Standardnípísmoodstavce" style:family="text">
      <style:text-properties style:font-name="Times New Roman" style:font-name-complex="Times New Roman"/>
    </style:style>
    <style:style style:name="P329" style:parent-style-name="Standard" style:family="paragraph">
      <style:paragraph-properties fo:text-align="justify" fo:line-height="150%"/>
    </style:style>
    <style:style style:name="T330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31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32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3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35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6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7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8" style:parent-style-name="Značkapozn.podčarou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39" style:parent-style-name="Standardnípísmoodstavce" style:family="text">
      <style:text-properties style:font-name="Times New Roman" style:font-name-complex="Times New Roman"/>
    </style:style>
    <style:style style:name="T340" style:parent-style-name="Standardnípísmoodstavce" style:family="text">
      <style:text-properties style:font-name="Times New Roman" style:font-name-complex="Times New Roman"/>
    </style:style>
    <style:style style:name="T341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42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43" style:parent-style-name="Standardnípísmoodstavce" style:family="text">
      <style:text-properties style:font-name="Times New Roman" style:font-name-complex="Times New Roman"/>
    </style:style>
    <style:style style:name="T34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45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46" style:parent-style-name="Footnote" style:family="paragraph">
      <style:paragraph-properties fo:text-align="justify"/>
    </style:style>
    <style:style style:name="T347" style:parent-style-name="Standardnípísmoodstavce" style:family="text">
      <style:text-properties style:font-name="Times New Roman" style:font-name-complex="Times New Roman"/>
    </style:style>
    <style:style style:name="P348" style:parent-style-name="Standard" style:family="paragraph">
      <style:paragraph-properties fo:text-align="justify" fo:line-height="150%"/>
    </style:style>
    <style:style style:name="T349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50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51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352" style:parent-style-name="Standard" style:family="paragraph">
      <style:paragraph-properties fo:text-align="justify" fo:line-height="150%"/>
    </style:style>
    <style:style style:name="T35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54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55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5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5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58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59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60" style:parent-style-name="Footnote" style:family="paragraph">
      <style:paragraph-properties fo:text-align="justify"/>
    </style:style>
    <style:style style:name="T361" style:parent-style-name="Standardnípísmoodstavce" style:family="text">
      <style:text-properties style:font-name="Times New Roman" style:font-name-complex="Times New Roman"/>
    </style:style>
    <style:style style:name="P362" style:parent-style-name="Standard" style:family="paragraph">
      <style:paragraph-properties fo:text-align="justify" fo:line-height="150%"/>
    </style:style>
    <style:style style:name="T36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6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65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66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67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6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69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T370" style:parent-style-name="Standardnípísmoodstavce" style:family="text">
      <style:text-properties style:font-name="Times New Roman" style:font-name-complex="Times New Roman"/>
    </style:style>
    <style:style style:name="T371" style:parent-style-name="Standardnípísmoodstavce" style:family="text">
      <style:text-properties style:font-name="Times New Roman" style:font-name-complex="Times New Roman"/>
    </style:style>
    <style:style style:name="P372" style:parent-style-name="Standard" style:family="paragraph">
      <style:paragraph-properties fo:text-align="justify" fo:line-height="150%"/>
    </style:style>
    <style:style style:name="T373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74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P375" style:parent-style-name="Standard" style:family="paragraph">
      <style:paragraph-properties fo:text-align="justify" fo:line-height="150%"/>
    </style:style>
    <style:style style:name="T37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7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78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79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80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81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82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83" style:parent-style-name="Footnote" style:family="paragraph">
      <style:paragraph-properties fo:text-align="justify"/>
    </style:style>
    <style:style style:name="T384" style:parent-style-name="Standardnípísmoodstavce" style:family="text">
      <style:text-properties style:font-name="Times New Roman" style:font-name-complex="Times New Roman"/>
    </style:style>
    <style:style style:name="P385" style:parent-style-name="Standard" style:family="paragraph">
      <style:paragraph-properties fo:text-align="justify" fo:line-height="150%"/>
    </style:style>
    <style:style style:name="T386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87" style:parent-style-name="Standardnípísmoodstavce" style:family="text">
      <style:text-properties style:font-name="Times New Roman" style:font-name-complex="Times New Roman" fo:font-size="12pt" style:font-size-asian="12pt" style:font-size-complex="12pt"/>
    </style:style>
    <style:style style:name="T388" style:parent-style-name="Standardnípísmoodstavce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389" style:parent-style-name="Značkapozn.podčarou" style:family="text">
      <style:text-properties style:font-name="Times New Roman" style:font-name-complex="Times New Roman" fo:font-size="12pt" style:font-size-asian="12pt" style:font-size-complex="12pt"/>
    </style:style>
    <style:style style:name="P390" style:parent-style-name="Footnote" style:family="paragraph">
      <style:paragraph-properties fo:text-align="justify"/>
    </style:style>
    <style:style style:name="T391" style:parent-style-name="Standardnípísmoodstavce" style:family="text">
      <style:text-properties style:font-name="Times New Roman" style:font-name-complex="Times New Roman"/>
    </style:style>
    <style:style style:name="P392" style:parent-style-name="Standard" style:family="paragraph">
      <style:paragraph-properties fo:text-align="justify" fo:line-height="150%"/>
    </style:style>
    <style:style style:name="T393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94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95" style:parent-style-name="Standardnípísmoodstavce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T396" style:parent-style-name="Značkapozn.podčarou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cs" style:country-asian="CZ"/>
    </style:style>
    <style:style style:name="P397" style:parent-style-name="Textpozn.podčarou1" style:family="paragraph">
      <style:paragraph-properties fo:text-align="justify"/>
    </style:style>
    <style:style style:name="T398" style:parent-style-name="Standardnípísmoodstavce" style:family="text">
      <style:text-properties style:font-name="Times New Roman" style:font-name-complex="Times New Roman"/>
    </style:style>
    <style:style style:name="T399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400" style:parent-style-name="Standardnípísmoodstavce" style:family="text">
      <style:text-properties style:font-name="Times New Roman" style:font-name-complex="Times New Roman"/>
    </style:style>
    <style:style style:name="T401" style:parent-style-name="Standardnípísmoodstavce" style:family="text">
      <style:text-properties style:font-name="Times New Roman" style:font-name-complex="Times New Roman"/>
    </style:style>
    <style:style style:name="T402" style:parent-style-name="Standardnípísmoodstavce" style:family="text">
      <style:text-properties style:font-name="Times New Roman" style:font-name-complex="Times New Roman" fo:font-style="italic" style:font-style-asian="italic"/>
    </style:style>
    <style:style style:name="T403" style:parent-style-name="Standardnípísmoodstavce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„BUĎ VŮLE TVÁ“ aneb Alois Musil a vystěhování</text:span></text:p>
      <text:p text:style-name="P3"><text:span text:style-name="T4">Prof. dr. Alois Musil (1868–1944) významný orientalista, biblista, cestovatel a etnograf je považován za jednoho z největších orientalistů a arabistů přelomu 19. a 20</text:span><text:span text:style-name="T5">. století. Narodil se v Rychtářově v rodině sedláka, za kterého se považoval po celý život. V letech 1895–1898 a <text:s/>1899–1902 (a v dalších letech) podnikl řadu objevných expedic do oblastí dnešní Palestiny, Jordánska, Sýrie, Iráku a Saúdské A. Byl autorem mn</text:span><text:span text:style-name="T6">oha odborných knih, článků, přednášel na univerzitách v Olomouci, Vídni a Praze v zahraničí</text:span>.<text:span text:style-name="T7"><text:s/>Vydal taktéž řadu beletristických a cestovatelských knih.</text:span><text:span text:style-name="T8"><text:note text:note-class="footnote" text:id="_ftn0"><text:note-citation>1</text:note-citation><text:note-body><text:p text:style-name="P9"><text:span text:style-name="T10"><text:s/>Osobnosti Aloise Musila a jeho odkazu se dlouhodobě věnuje Akademická společnost Aloise Musila (ASAM).</text:span><text:span text:style-name="T11"><text:s/>Z celé řady monografií se omezím jen na novější, relevantní pro sledované téma: Musil, Alois, Jůnová Macková, Adéla, Žďárský Pavel a Cichrová Iveta</text:span><text:span text:style-name="T12">: Korespondence Aloise Musila. II, Alois Musil a rodná hrouda v korespondenci s Edvardem Reichem.</text:span><text:span text:style-name="T13"><text:s/>Praha, 202</text:span><text:span text:style-name="T14">1; Kotulánová, Renata (eds).<text:s/></text:span><text:span text:style-name="T15">Alois Musil a jeho odkaz: Sborník z konference k 150. výročí narození Aloise Musila konané v Muzeu Vyškovska dne 17. října 2018</text:span><text:span text:style-name="T16">. Vyškov, 2018; Žďárský, Pavel; Musil, Alois:</text:span><text:span text:style-name="T17"><text:s/>Ze světa islámu</text:span><text:span text:style-name="T18">. Praha, 2014. Tato kritická edice Musi</text:span><text:span text:style-name="T19">lových nepublikovaných spisů obsahuje ceněné komentáře od předních českých orientalistů, historiků a religionistů, obsahující i podrobné biografické údaje k tomuto autorovi.</text:span></text:p></text:note-body></text:note></text:span></text:p>
      <text:p text:style-name="P20"><text:span text:style-name="T21">V době vystěhování bydlel Alois Musil již několik let v Otrybech u Českého Šternbe</text:span><text:span text:style-name="T22">rka.</text:span><text:s/><text:span text:style-name="T23">Vedle Otryb vlastnili Musilovi také nedaleký Nový Dvůr, kde hospodařil synovec Antonín Musil.</text:span><text:span text:style-name="T24"><text:note text:note-class="footnote" text:id="_ftn1"><text:note-citation>2</text:note-citation><text:note-body><text:p text:style-name="P25"><text:span text:style-name="T26"><text:s/>V letech 1935–1936 pobýval Alois Musil v Kosově Hoře. Není bez zajímavosti, že tato obec byla hraničním pásmem pro jiné cvičiště budované v letech 1942–19</text:span><text:span text:style-name="T27">44 pro TÜP Böhmen, zmiňované v dalších kapitolách.</text:span></text:p></text:note-body></text:note></text:span><text:span text:style-name="T28"><text:s/>Udržoval i nadále úzké styky se svým domovem. Dochovala se bohatá korespondence Aloise Musila, jejíž jednotlivé části byly v nedávných letech publikovány. Vedl čilý poštovní styk nejen se svou rozvětvenou<text:s/></text:span><text:span text:style-name="T29">rodinou, ale také s mnoha příslušníky obce, významnými osobnostmi tehdejšího Československa, ať už na poli hospodářském či politickém.</text:span><text:span text:style-name="T30"><text:note text:note-class="footnote" text:id="_ftn2"><text:note-citation>3</text:note-citation><text:note-body><text:p text:style-name="P31"><text:span text:style-name="T32"><text:s/>Musil, Alois; Jůnová Macková, Adéla; Žďárský, Pavel a Gecko, Tomáš:<text:s/></text:span><text:span text:style-name="T33">Korespondence Aloise Musila. I, Alois Musil a počá</text:span><text:span text:style-name="T34">tky Orientálního ústavu v korespondenci "otců zakladatelů".<text:s/></text:span><text:span text:style-name="T35">Praha, 2019; Tíž</text:span><text:span text:style-name="T36">. Korespondence Aloise Musila. II, Alois Musil a rodná hrouda v korespondenci s Edvardem Reichem.</text:span><text:span text:style-name="T37"><text:s/>Praha, 2021; Tíž:<text:s/></text:span><text:span text:style-name="T38">Korespondence Aloise Musila. III, Alois Musil a špičky ledovce v</text:span><text:span text:style-name="T39"><text:s/>moři politickém Republiky československé</text:span><text:span text:style-name="T40">. Praha, 2022.</text:span></text:p></text:note-body></text:note></text:span><text:span text:style-name="T41"><text:s/>My se pozastavíme nad dopisy, které si Musil vyměňoval se svou rodinou. Zvláště s Karlou Musilovou, neprovdanou sestrou, která se starala o rodinné záležitosti a hospodářství v Rychtářově. V nich se d</text:span><text:span text:style-name="T42">ovídáme o těžké situaci a náladách mezi lidmi v Rychtářově. Ke Karle Aloise Musila pojil nejen blízký sourozenecký vztah, ale také i vzájemné porozumění. Vyrůstali spolu a starali se společně o své mladší sourozence a jejich rodiny, které se snažili zaopat</text:span><text:span text:style-name="T43">řit. Z dochované korespondence čteme mezi řádky hluboký, vřelý vztah, který mezi oběma sourozenci panoval. Tím se nám také otevírá i další rozměr vystěhovalců, tedy nahlédnutí do jejich nitra, které nebylo určené pro veřejnost. Musil své sestře věřil. Dokl</text:span><text:span text:style-name="T44">ádá nám to i skutečnost, že jí svěřoval prodej starožitností a předmětů sesbíraných z jeho cest po Orientu, pověřoval ji obchodními, peněžními záležitostmi. Tak jako on, i Karla byla zdatná hospodářka. Věnovala se také včelařství. Vedle dopisů pravidelně p</text:span><text:span text:style-name="T45">utovaly mezi Otrybami a<text:s/></text:span><text:span text:style-name="T46">Rychtářovem různé balíky, popř. bedny, s domácími výrobky z rodinného hospodářství – od čerstvého ovoce a zeleniny, po zavařeniny, med, máslo apod. Tyto potraviny byly zvláště ve válečné době ceněné. V dopisech se mísí nejen osobní<text:s/></text:span><text:span text:style-name="T47">a rodinné záležitosti, ale řeší se hodně i hospodářství, práce a rozmanitě se rozepisují o svých jednotlivých činnostech (ovocnářství, včelařství apod.).</text:span></text:p>
      <text:p text:style-name="P48"><text:span text:style-name="T49">Musilovi patřili mezi významné sedláky v Rychtářově. Vlastnili také pozemky v přilehlých Studnicích a<text:s/></text:span><text:span text:style-name="T50">Dědicích. Z dopisů jasně vyplývá snaha samotného Musila, jenž v době okupace stále udržoval kontakty na nejvyšších místech (zejména s Rudolfem Beranem, Edvardem Reichem apod.). I přes četné intervence a sílu osobnosti se mu nepodařilo některé záležitosti p</text:span><text:span text:style-name="T51">rosadit. Když se nezadařilo Rychtářov ze seznamu vyklizených obcí vyškrtnout, všemožně se snažil pro svou rodinu a krajany získat alespoň náhradní statky.</text:span><text:span text:style-name="T52"><text:note text:note-class="footnote" text:id="_ftn3"><text:note-citation>4</text:note-citation><text:note-body><text:p text:style-name="P53"><text:span text:style-name="T54"><text:s/>Výběrově: Muzeum Vyškovska, historická podsbírka (dále MV), korespondence Aloise Musila, inv. č. H</text:span><text:span text:style-name="T55"><text:s/>18.129; H 18.138 – 18.146; H 19.033; H 19.411; H 23.301; H 23 306; H 23.525 – H 23.526.</text:span></text:p></text:note-body></text:note></text:span></text:p>
      <text:p text:style-name="P56"><text:span text:style-name="T57">Nejdřív se pozastavíme nad rodinnými příslušníky Musilovy rodiny, zejména nad dopisy vyměňované mezi výše zmiňovanou Karlou a Aloisem Musilovými, kteří ze všech rodinn</text:span><text:span text:style-name="T58">ých příslušníků mezi sebou vedli zvláště pestrou korespondenci obsahující mnoho informací relevantních také k vystěhování. Dovídáme se, jak se celá rodina v obcích, které byly určeny k vystěhování, snažila zabezpečit materiálně i finančně, jak těžce nacház</text:span><text:span text:style-name="T59">eli náhradní ubytování a usedlosti. V nemalé míře také vidíme vydatnou pomoc Musila při těchto těžkostech. Jeho pomoc se neomezovala pouze na slova útěchy a podpory, ale všemožně je podporoval a snažil se svým vlivem dosáhnout výhod pro své rodinné přísluš</text:span><text:span text:style-name="T60">níky. Nezištně se o to také pokoušel i u svých krajanů, o čemž bude také níže zmínka.</text:span></text:p>
      <text:p text:style-name="P61"><text:span text:style-name="T62">První zmínku o plánovaném stěhování napsala Karla svému bratrovi v dopise ze dne 17. června 1940. V té době začaly probíhat soupisy ovocných stromků a do obce začaly<text:s/></text:span><text:span text:style-name="T63">docházet skupinky pracovníků pozemkového úřadu. Šlo však zatím o neoficiální informace, které byly obyvatelům náhodně sdělovány pracovníky provádějícími soupisy:<text:s/></text:span><text:span text:style-name="T64">„Prý nás odsud vystěhují – několik vesnic na Vyškovsku musí pryč. Bylo to snad úředně sděleno<text:s/></text:span><text:span text:style-name="T65">starostovi. No já jsem říkala „tady odsud nepůjdu, ať mě třeba zastřelijou.“</text:span><text:span text:style-name="T66"><text:note text:note-class="footnote" text:id="_ftn4"><text:note-citation>5</text:note-citation><text:note-body><text:p text:style-name="Textpozn.podčarou"><text:span text:style-name="T67"><text:s/>Dopis Karly Musilové Aloisi Musilovi ze dne 17. 6. 1940, MV, inv.č. H 18.166/27.</text:span></text:p></text:note-body></text:note></text:span></text:p>
      <text:p text:style-name="P68"><text:span text:style-name="T69">Musil své sestře odpověděl o několik dní později. V té době ještě kladl důvěru v nově nastolený</text:span><text:span text:style-name="T70"><text:s/>režim:</text:span><text:span text:style-name="T71"><text:s/>„Zbytečně se trápíš. Nikoho nenapadá, aby Čechy někam přestěhoval. Je-li to pravdivou zprávou, že budou některé osady na Vyškovsku vyklizeny, je důvodem k tomu nešťastná střelnice. Nosnost děl je stále větší. Možná zřídí veliký vojenský tábor, jenž</text:span><text:span text:style-name="T72"><text:s/>bude potřebovat rozsáhlých cvičišť pro obrněná auta a pohyby pěchoty. Cvičiště vyžadují rovné půdy a ta je na hanáckém sousedství střelnice. Podobně prý rozšíří střelnici u Milovic…Pamatuj si: Nikdo se neubrání krupobití a povodni. Co se nyní valí světem<text:s/></text:span><text:span text:style-name="T73">a naší zemí, je takové Boží dopuštění. Děkuj Pánu Bohu, že jsi zdráva, že pracuješ a nestarej se o zítřek. Zas nějak bude. Nynější doba je přechodná. Rodí se nový obrovský státní útvar za hrozných bolestí. Zapadneme do něho a bude nám lépe…“</text:span><text:span text:style-name="T74"><text:note text:note-class="footnote" text:id="_ftn5"><text:note-citation>6</text:note-citation><text:note-body><text:p text:style-name="P75"><text:span text:style-name="T76"><text:s/>Dopis Alois</text:span><text:span text:style-name="T77">e Musila Karle Musilové ze dne 20. 6. 1940, MV, inv.č. H 18.142/21.</text:span></text:p></text:note-body></text:note></text:span></text:p>
      <text:p text:style-name="P78">Samozřejmě nezůstala bez odezvy Karlina rozhořčená poznámka o zastřelení. Pro Musila, jako hluboce věřícího kněze, bylo naprosto nepřijatelné bědování či snad vyhrožování vlastní smrtí. V dopise nabádal sestru, aby s pokorou přijímala nevyhnutelné. Karla zpětně vysvětlovala svou první reakci na zprávu o vystěhování, nicméně stále trvala na těžkém údělu, pro ni „selskou“, obdělávající po 400 let půdu předků.<text:tab/><text:tab/><text:tab/><text:tab/><text:tab/></text:p>
      <text:p text:style-name="P79"><text:span text:style-name="T80">Koncem září roku 1940, kdy b</text:span><text:span text:style-name="T81">ylo již úředně potvrzeno výnosem říšského protektora plánované vystěhování, začalo vlastní hledání náhradní existence. Musil nabízel sestře možnost ubytování ve vlastních dvorech</text:span>.<text:span text:style-name="T82"><text:s/>Dále doporučoval bydlení u sestry Marie, provdané Höferové, v Dědicích.</text:span><text:span text:style-name="T83"><text:note text:note-class="footnote" text:id="_ftn6"><text:note-citation>7</text:note-citation><text:note-body><text:p text:style-name="Textpozn.podčarou"><text:span text:style-name="T84"><text:s/>V</text:span><text:span text:style-name="T85">e sledované době byla již podruhé vdaná, v prvním manželství byla Jenáčková. Rozvod se v konzervativní rodině moc netrpěl a byla považována za problematickou osobu.</text:span></text:p></text:note-body></text:note></text:span><text:span text:style-name="T86"><text:s/>V dopise zdůrazňoval, že jí pouze radí, nikoli nutí. Nabádal ji především k přijmutí nevyhn</text:span><text:span text:style-name="T87">utelného a<text:s/></text:span><text:span text:style-name="T88">sobě vlastním heslem<text:s/></text:span><text:span text:style-name="T89">se odkazoval na svou životní pouť a nesnáze, kterým musel za svůj život čelit.</text:span><text:span text:style-name="T90"><text:note text:note-class="footnote" text:id="_ftn7"><text:note-citation>8</text:note-citation><text:note-body><text:p text:style-name="P91"><text:span text:style-name="T92"><text:s/>Dopis Aloise Musila Karle Musilové z 17. 9. 1940, MV, inv.č. H 18.142/31.</text:span></text:p></text:note-body></text:note></text:span></text:p>
      <text:p text:style-name="P93"><text:span text:style-name="T94">Karla již sama během podzimních měsíců 1940 rezignovala. Přijala<text:s/></text:span><text:span text:style-name="T95">nový úděl, nicméně stále jí (i ostatním z vystěhovaných obcí) zůstávala naděje, že k evakuacím nakonec nedojde. Přetrvávala velká nouze o náhradní byt, lidé vyhledávali přechodné bydliště zpravidla u příbuzných, kteří se nacházeli v bezprostřední blízkosti</text:span><text:span text:style-name="T96"><text:s/>vystěhovávané obce.</text:span><text:span text:style-name="T97"><text:note text:note-class="footnote" text:id="_ftn8"><text:note-citation>9</text:note-citation><text:note-body><text:p text:style-name="P98"><text:span text:style-name="T99"><text:s/>MV, inv.č. H 18.166/31.</text:span></text:p></text:note-body></text:note></text:span></text:p>
      <text:p text:style-name="P100"><text:span text:style-name="T101">Musil souběžně získával informace od pověřených zaměstnanců ministerstva vnitra ohledně plánovaného stěhování. Tyto informace, korespondující se zápisy z porad ohledně příprav stěhování, tlumočil v následných</text:span><text:span text:style-name="T102"><text:s/>dopisech své sestře. Řešily se náhradní polnosti a živobytí pro zbytek členů rodiny, především pro synovce Vladimíra Musila, který hospodařil na rodinných statcích v Rychtářově. Do konce roku probíhalo vyřizování a rozprodej nepotřebného majetku z Rychtář</text:span><text:span text:style-name="T103">ova, mezi nimi i předmětů zakoupených Musilem v Orientu. V Rychtářově se nacházela taktéž Vila Musa, která se musela rovněž vystěhovat.</text:span><text:span text:style-name="T104"><text:note text:note-class="footnote" text:id="_ftn9"><text:note-citation>10</text:note-citation><text:note-body><text:p text:style-name="P105"><text:span text:style-name="T106"><text:s/>Vila Musa je historická budova v Rychtářově, kterou si v roce 1909 nechal Musil postavit. Vila sloužila jako jeho oso</text:span><text:span text:style-name="T107">bní rezidence a zázemí pro zpracování materiálů z výprav do Blízkého východu a Severní Afriky. Architektonicky se vila vyznačuje eklektickým stylem s orientálními prvky, což odráželo Musilovu hlubokou fascinaci arabskou kulturou. Po smrti Aloise Musila v r</text:span><text:span text:style-name="T108">oce 1944 přešla vila do vlastnictví jeho synovce Milana Musila, který ji později přenechal dalším členům rodiny. V roce 1950 byla vila znárodněna a využívána státními institucemi. Po roce 1989 byla vrácena potomkům původního majitele, kteří ji částečně zre</text:span><text:span text:style-name="T109">konstruovali. V současnosti je vila soukromým majetkem a není veřejně přístupná.</text:span></text:p></text:note-body></text:note></text:span><text:span text:style-name="T110"><text:s/>Dopisy ze sklonku roku 1940 jsou plné informací o rozprodeji orientálních předmětů z vily, kterou se postupně snažili vystěhovat jako první.</text:span><text:span text:style-name="T111"><text:note text:note-class="footnote" text:id="_ftn10"><text:note-citation>11</text:note-citation><text:note-body><text:p text:style-name="P112"><text:span text:style-name="T113"><text:s/>MV, inv.č. H 18.166/32; H 18.16</text:span><text:span text:style-name="T114">6/33; H 18.142/22; H 18.142/23–25.</text:span></text:p></text:note-body></text:note></text:span></text:p>
      <text:p text:style-name="P115"><text:span text:style-name="T116">Palčivou otázkou v rodině zůstávala rodinná hrobka na rychtářovském hřbitově. Zde nechal v roce 1927 postavit Alois Musil kříž od akademického sochaře Antonína Mendla (1890–1944) a kameníka Františka Kubíčka. Ti byli auto</text:span><text:span text:style-name="T117">ry také rodinné hrobky Musilů.</text:span><text:span text:style-name="T118"><text:note text:note-class="footnote" text:id="_ftn11"><text:note-citation>12</text:note-citation><text:note-body><text:p text:style-name="Footnote"><text:span text:style-name="T119"><text:s/>K tomuto kříži a k rodinné hrobce a práci A. Mendla pro A. Musila podrobněji zde: Líbal, Patrik:<text:s/></text:span><text:span text:style-name="T120">Alois Musil und Antonín Mendl: Verbunden in Leben und Tod.<text:s/></text:span><text:span text:style-name="T121">In: Alois Musil. Interdizciplinäre Perspektiven auf eine vielschic</text:span><text:span text:style-name="T122">htige Persönlichkeit. (Eds Collinet, J. Benendikt, Hiepel, Ludger, Veselá, Martina, Weigl Michael), Zaphon, Münster, 2021, s. 165, 175–178.</text:span></text:p></text:note-body></text:note></text:span><text:span text:style-name="T123"><text:s/>Jako všichni obyvatelé vystěhovávaných obcí ani Musilovi nešetřili sdílenými obavami, co bude s jejich zesnulými. Kř</text:span><text:span text:style-name="T124">íž s hrobkou byl nakonec odvezen do Otryb. Byl nakonec umístěn na hřbitově v Českém Šternberku. Stěhování probíhalo od konce listopadu 1940 do února 1941.</text:span></text:p>
      <text:p text:style-name="P125"><text:span text:style-name="T126">Karla v lednu 1941 stále doufala a zůstávala v Rychtářově, s ní i synovec Vladimír. Uchovávali si nad</text:span><text:span text:style-name="T127">ěji, že nakonec ke stěhování nedojde, popř. bude odloženo. Nasvědčovalo tomu i počasí, kdy pro sněhové závěje nebylo vůbec možné jezdit po cestách. Těžké bylo neustálé hledání náhradních usedlostí. Nicméně 18. ledna 1941 psala Karla bratru do Otryb definit</text:span><text:span text:style-name="T128">ivní rozhodnutí o vystěhování:<text:s/></text:span><text:span text:style-name="T129">„Stěhovat se musíme, ortel nad námi vynesen.“</text:span><text:span text:style-name="T130"><text:note text:note-class="footnote" text:id="_ftn12"><text:note-citation>13</text:note-citation><text:note-body><text:p text:style-name="P131"><text:span text:style-name="T132"><text:s/>MV, inv.č. H 18.167/3.</text:span></text:p></text:note-body></text:note></text:span></text:p>
      <text:p text:style-name="P133"><text:span text:style-name="T134">V únoru 1941 začala Karla se stěhováním veškerého vybavení do Dědic. V dopisech žádala bratra, zda by nemohl zjistit na patřičných místech, zda se budou<text:s/></text:span><text:span text:style-name="T135">Dědice taktéž stěhovat. Nato ji několikrát ujišťoval, že nikoli.</text:span><text:span text:style-name="T136"><text:note text:note-class="footnote" text:id="_ftn13"><text:note-citation>14</text:note-citation><text:note-body><text:p text:style-name="P137"><text:span text:style-name="T138"><text:s/>MV, inv.č. H18.167/4; dopis z 3. 1941 H 18.167/5; H 18.167/6.</text:span></text:p></text:note-body></text:note></text:span><text:span text:style-name="T139"><text:s/>Při samotném stěhování přišlo však nové nařízení, které se Karly hluboce dotýkalo, a to zákaz stěhování do sousedních okresů.<text:s/></text:span><text:span text:style-name="T140">Dědic, jako obec nacházející se bezprostředně v okolí Vyškova, se tedy zákaz týkal taktéž. Své rozčarování v dopise netajila:<text:s/></text:span><text:span text:style-name="T141">„Horší je, že v poslední chvíli zakazují stěhování na vyškovský okres – komu zamítnou žádost, nesmí tam jít. Půjdu zítra na stěhov</text:span><text:span text:style-name="T142">ací úřad, zda budu též mezi zamítnutými. Bylo mně řečeno, hned v lednu, že se tam stěhovat mohu, nevím jak dopadnu. Inu je to trápení.“</text:span><text:span text:style-name="T143"><text:note text:note-class="footnote" text:id="_ftn14"><text:note-citation>15</text:note-citation><text:note-body><text:p text:style-name="P144"><text:span text:style-name="T145"><text:s/>MV, inv.č. H 18.167/5.</text:span></text:p></text:note-body></text:note></text:span></text:p>
      <text:p text:style-name="P146"><text:span text:style-name="T147">Během února a hlavně března 1941 Karla psala bratrovi sporadicky, neboť stěhování ji plně zamě</text:span><text:span text:style-name="T148">stnávalo. Pouze korespondenční lístek z 8. března popisoval starosti spojené se stěhováním – vyvážení hnojů, zajištění zemědělského nářadí, nástrojů, převoz včelstva do Dědic. Zmínila se taktéž o situaci v celé obci, jak se špatně hledá bydlení. Oznamovala</text:span><text:span text:style-name="T149">, že získala povolení k vystěhování do sousední obce, avšak – dle směrnic – se mělo jednat o přechodné bydlení.</text:span><text:span text:style-name="T150"><text:note text:note-class="footnote" text:id="_ftn15"><text:note-citation>16</text:note-citation><text:note-body><text:p text:style-name="P151"><text:span text:style-name="T152"><text:s/>MV, inv.č. H 18.167/6.</text:span></text:p></text:note-body></text:note></text:span></text:p>
      <text:p text:style-name="P153"><text:span text:style-name="T154">První dopis na novém působišti v Dědicích je datován k 30. březnu 1941, tedy den před stanoveným termínem vyklizení Ry</text:span><text:span text:style-name="T155">chtářova. Konečně se bratru rozepsala o svém současném působišti a převozu majetku, živého i mrtvého inventáře:<text:s/></text:span><text:span text:style-name="T156">„Včera dovezli včely v pořádku, dnes krásně lítají. Jsem ráda, velkých starostí jsem se zbavila. Není to jako v našem včelínku – no ale co mohu<text:s/></text:span><text:span text:style-name="T157">dělat? Ani pastvy zde nebudou mít tolik – jako v R. Ze hřbitova jsme odvezli všecko. Prosila jsem pana kanovníka Bunžu, zda by nám to někde neumístil. Dovolil do hřbitovního kostela ve Vyškově, kde je náš oltář... Je pěkné počasí. Dá-li Pán Bůh, půjdu zítr</text:span><text:span text:style-name="T158">a set. Bude to letos opožděné setí – hned řepy a zemáky… Budem jako apoštoli rozejití každý jinde…“</text:span><text:span text:style-name="T159"><text:s/></text:span><text:span text:style-name="T160"><text:note text:note-class="footnote" text:id="_ftn16"><text:note-citation>17</text:note-citation><text:note-body><text:p text:style-name="P161"><text:span text:style-name="T162"><text:s/>Dopis Karly Musilové Aloisi Musilovi z 30. 3. 1941, MV, inv.č. H 18 167/13.</text:span></text:p></text:note-body></text:note></text:span></text:p>
      <text:p text:style-name="P163"><text:span text:style-name="T164">Následovaly velikonoční svátky a zasloužený klid, který mohla Karla vyplnit<text:s/></text:span><text:span text:style-name="T165">bratru svými dopisy. Vedle přání požehnaných svátků se vyskytují již výrazy pro přestěhovalce příznačné:<text:s/></text:span><text:span text:style-name="T166">„Jako psanec bez domova“</text:span><text:span text:style-name="T167">, jak se po celou dobu v Dědicích neskrytě cítila:<text:s/></text:span><text:span text:style-name="T168">„Nemám se tu zle, jsou ke mně všichni hodní – ale není to doma – co je to pl</text:span><text:span text:style-name="T169">atné? Musíme si zvykat. Mám zde dosud Maryšku</text:span><text:span text:style-name="T170"><text:note text:note-class="footnote" text:id="_ftn17"><text:note-citation>18</text:note-citation><text:note-body><text:p text:style-name="Textpozn.podčarou"><text:span text:style-name="T171"><text:s/>Byla by vhodná pozn., o koho jde – asi nemyslela Marii Höferovou, která už byla v Dědicích doma a u níž Karla bydlela. Nebo pokud šlo o více nemovitostí v majetku Höferů a Marie bydlela v jiné, tak vysvětlit</text:span><text:span text:style-name="T172">. Když já nevím o koho jde a dopátrat to by stálo další čas, pokud to nedopátrám, vymazat.<text:s/></text:span></text:p></text:note-body></text:note></text:span><text:span text:style-name="T173"><text:s/>– ona zde nechce zůstat, chce být nějakou dobu dom…když je tu i ona je mě volněji, spolu si postěžujeme, politujeme naší krásné zahrady a naší tiché vesničky, co js</text:span><text:span text:style-name="T174">me museli opustit.“</text:span><text:span text:style-name="T175"><text:s/></text:span><text:span text:style-name="T176">Informovala bratra také o posledních dnech v Rychtářově, kdy byl objednán fotograf z Vyškova. Celá vesnice si nechala fotografovat svoje domy a rodiny stály každý před svým, aby měly památku. Fotografie jejich domů i vily z Rychtářova z</text:span><text:span text:style-name="T177">asílala do Otryb. Ona však žádné fotografie si nevzala</text:span><text:span text:style-name="T178">, „neboť by mi bylo ještě více smutno.“</text:span><text:span text:style-name="T179"><text:s/></text:span><text:span text:style-name="T180"><text:note text:note-class="footnote" text:id="_ftn18"><text:note-citation>19</text:note-citation><text:note-body><text:p text:style-name="P181"><text:span text:style-name="T182"><text:s/>Dopis Karly Musilové Aloisi Musilovi z 8. 4. 1941, MV, inv.č. H 18.167/14.</text:span></text:p></text:note-body></text:note></text:span></text:p>
      <text:p text:style-name="P183"><text:span text:style-name="T184">Následující dopisy byly plné stesku po domově, který se zažehnával prací na hospodá</text:span><text:span text:style-name="T185">řství. Musil v dopise z 10. dubna 1941 se sestrou soucítil a vzpomínal na své stesky, které zažíval. Nabádal ji k pokoře a práci:<text:s/></text:span><text:span text:style-name="T186">„Chápu Tě, sestřičko, že se necítíš jako doma. Nejsi ve svém. Vzpomeň si na mne, který jsem se od jedenáctého roku svého život</text:span><text:span text:style-name="T187">a potloukal mezi cizími a ani v zimě života nebydlím ve svém. Bezděky jsem se učil skromnosti, ukázněnosti, odříkání a učím se stále. Děkujeme Pánu Bohu, že jsme všichni zdrávi. Zas nějak bude.“</text:span><text:span text:style-name="T188"><text:note text:note-class="footnote" text:id="_ftn19"><text:note-citation>20</text:note-citation><text:note-body><text:p text:style-name="P189"><text:span text:style-name="T190"><text:s/>Dopis Aloise Musila Karle Musilové z 10. 4. 1941. MV, inv.</text:span><text:span text:style-name="T191">č. H 18.143.10.</text:span></text:p></text:note-body></text:note></text:span></text:p>
      <text:p text:style-name="P192"><text:span text:style-name="T193">Vedle těchto obdobně laděných dopisů řešili sourozenci i existenční zajištění synovce Vladimíra, který se vystěhoval z Rychtářova do Divišova u Benešova</text:span><text:s/>ležící blízko Českému Šternberku<text:span text:style-name="T194">. Potýkal se tam se značnými problémy.</text:span><text:span text:style-name="T195"><text:note text:note-class="footnote" text:id="_ftn20"><text:note-citation>21</text:note-citation><text:note-body><text:p text:style-name="P196"><text:span text:style-name="T197"><text:s/>MV, inv.č. H<text:s/></text:span><text:span text:style-name="T198">18.143/17.</text:span></text:p></text:note-body></text:note></text:span><text:span text:style-name="T199"><text:s/>Během srpna 1941 se Karla (zřejmě pro neshody s rodinou Höferových, které nejsou v dopisech explicitně zmíněny) stěhovala za Vladimírem do Divišova. Celý svůj inventář převáželi</text:span><text:span text:style-name="T200"><text:s/>Karla s Vladimírem</text:span><text:span text:style-name="T201"><text:s/>během letních měsíců. Po usazení na dalším působ</text:span><text:span text:style-name="T202">išti si pochvalovala situaci, která byla pro ni mnohem únosnější než v Dědicích.</text:span><text:span text:style-name="T203"><text:note text:note-class="footnote" text:id="_ftn21"><text:note-citation>22</text:note-citation><text:note-body><text:p text:style-name="P204"><text:span text:style-name="T205"><text:s/>MV, inv.č. H 18.167/23; H 18.167/24.</text:span></text:p></text:note-body></text:note></text:span></text:p>
      <text:p text:style-name="P206"><text:span text:style-name="T207">Ke zlepšení situace sestry přispěla taktéž skutečnost menší vzdálenosti Divišova a Otryb. Část rodiny se tak mohla častěji navštěvovat,</text:span><text:span text:style-name="T208"><text:s/>což se také v následujícím období stávalo – pokud jim to práce na hospodářství dovolovala. Na přelomu roku 1941 a 1942 trpěla Karla blíže nespecifikovanými zdravotními problémy. Nemohla hospodařit ani příliš psát. Stále však ubezpečovala bratra, že se měl</text:span><text:span text:style-name="T209">i se synovcem Vladimírem a jeho ženou Markétou rádi:<text:s/></text:span><text:span text:style-name="T210">„Je mi lépe než v Dědicích, avšak stesk po domově je stále nejsilnější.“</text:span><text:span text:style-name="T211"><text:s/></text:span><text:span text:style-name="T212"><text:tab/></text:span></text:p>
      <text:p text:style-name="P213"><text:span text:style-name="T214">V další korespondenci se sourozenci informovali o stěhování dalších obcí Drahanska. Zvláště je trápilo vystěhování Studnic, kde<text:s/></text:span><text:span text:style-name="T215">se nacházela další část Musilova rodiny.</text:span><text:span text:style-name="T216"><text:note text:note-class="footnote" text:id="_ftn22"><text:note-citation>23</text:note-citation><text:note-body><text:p text:style-name="P217"><text:span text:style-name="T218"><text:s/>Jmenovitě se jednalo o neteř Zitu Musilovou, provdanou Schäferovou za likérníka Schäfera ze Studnic. V dopisech se řešilo ponechání si koncese a možnost provozovat tuto živnost i jinde, Musil opět intervenoval na</text:span><text:span text:style-name="T219"><text:s/>ministerstvu zemědělství, kde měl konexe, MV, H 18 168/3; H 19.411/9 , dopis z 12. 7. 1941.</text:span></text:p></text:note-body></text:note></text:span><text:span text:style-name="T220"><text:s/>Taktéž si sdělovali zprávy o vystěhování těch rodin, které v Rychtářově zůstaly jako pracovníci komandatury. V letech 1942–1943 počet dopisů řídl. Karla se stále p</text:span><text:span text:style-name="T221">otýkala se zdravotními problémy. Vedle běžných informací o stavu hospodářství a rodiny se příliš o vystěhování a vystěhovalcích nedovídáme. Začátkem roku 1944 děkovala Karla bratru za novou knihu, kde zvláště ocenila zmínky o vesnicích na Vyškovsku.</text:span></text:p>
      <text:p text:style-name="P222"><text:span text:style-name="T223">Posled</text:span><text:span text:style-name="T224">ní dopis, který Karla zaslala bratru, je datován 21. 3. 1944, kdy jí byla oznámena bratrova nemoc. Ona taktéž před rokem v téže době dlela v nemocnici a neměla moc šancí k přežití podle doktorů, ale zvládla to. Proto věřila, že i bratrovo ochoření je obdob</text:span><text:span text:style-name="T225">ným případem. Vedle modliteb věnovaných jeho uzdravení vyslovila přání jej v Praze v nemocnici navštívit, avšak to si Musil striktně nepřál.</text:span><text:span text:style-name="T226"><text:note text:note-class="footnote" text:id="_ftn23"><text:note-citation>24</text:note-citation><text:note-body><text:p text:style-name="P227"><text:span text:style-name="T228"><text:s/>Dopis Karly Musilové Aloisi Musilovi z 21. 3. 1944. MV, inv.č. H 18.169/2.</text:span></text:p></text:note-body></text:note></text:span><text:span text:style-name="T229"><text:s/></text:span></text:p>
      <text:p text:style-name="P230"><text:span text:style-name="T231">Musil zemřel po krátké nemoci dne 12</text:span><text:span text:style-name="T232">. dubna 1944 v Otrybech, kde byl taktéž pochován. Karla přežila svého bratra o tři roky. Zemřela 7. července 1947. Rodinná hrobka s křížem se do Rychtářova vrátila v roce 1968, kde se nachází dodnes.</text:span></text:p>
      <text:p text:style-name="P233"/>
      <text:p text:style-name="P234"><text:span text:style-name="T235"><text:s/></text:span><text:span text:style-name="T236">MUSIL A RYCHTÁŘOVŠTÍ</text:span></text:p>
      <text:p text:style-name="P237"><text:span text:style-name="T238">Jak již bylo výše zmíněno, Musil<text:s/></text:span><text:span text:style-name="T239">pomáhal uplatnit se ve stísněných podmínkách okleštěného protektorátu nejen vlastní rodině, ale také se snažil vydatně intervenovat ve prospěch dalších krajanů. O tom se dovídáme také z korespondence. Mezi pravidelné Musilovy adresáty patřil také rychtářov</text:span><text:span text:style-name="T240">ský řídící učitel Pavel Martinásek, který udržoval po celý život s celou Musilovou rodinou vřelé vztahy. Jako člen místního zastupitelstva se účastnil všech čtyř deputací, které měly během podzimu 1940 a zimy 1941 za úkol vyzvědět co nejvíce informací k pl</text:span><text:span text:style-name="T241">ánu vystěhování a také plán vystěhování pozměnit, ideálně Rychtářov ze seznamu vystěhovaných obcí zcela vypustit.</text:span></text:p>
      <text:p text:style-name="P242"><text:span text:style-name="T243">Nejdřív Martinásek v dopisech popisoval jednotlivé deputace složené z rychtářovských, ale i dalších obcí, které měly být vystěhovány. První de</text:span><text:span text:style-name="T244">putace vypravená do Prahy se uskutečnila ve dnech 28. – 30. září 1940. Jejím cílem bylo zjistit skutečný stav věcí a rozsah vysídlení. Na doporučení Aloise Musila navštívili členové této deputace, ve složení zmíněného Pavla Martináska, stavitele Františka<text:s/></text:span><text:span text:style-name="T245">Sedláčka a Vladimíra Sedláčka z Rychtářova, ministra zemědělství Edvarda Reicha, který byl dlouholetým Musilovým přítelem. Ten je přivítal srdečně a následně se s ním vypravili na pozemkový úřad a dále na ministerstvo vnitra, kde byli přijati u ministerské</text:span><text:span text:style-name="T246">ho rady Andriála.</text:span><text:span text:style-name="T247"><text:note text:note-class="footnote" text:id="_ftn24"><text:note-citation>25</text:note-citation><text:note-body><text:p text:style-name="P248"><text:span text:style-name="T249"><text:s/>JUDr. Jindřich Andrial (1888–1959), český právník a diplomat, jako konzul působil v Jugoslávii 1922–1929 (Sarajevo, Split, Bělehrad, Záhřeb), kromě let 1926–1928, kdy byl přednostou národohospodářské sekce ministerstva zahraničních věc</text:span><text:span text:style-name="T250">í, ve 30. letech působil jako generální konzul ve Frankfurtu nad Mohanem a v Berlíně. Za války pracoval jako ministerský rada v protektorátním ministerstvu vnitra. V roce 1946 byl jmenován vyslancem v Bernu a ve Švýcarsku zůstal i po roce 1948.<text:s/></text:span></text:p><text:p text:style-name="P251"><text:span text:style-name="T252">Andriál o<text:s/></text:span><text:span text:style-name="T253">deputaci napsal Musilovi: „</text:span><text:span text:style-name="T254">Byli u mne nedávno Vaši krajané z Rychtářova a žádali o pomoc ve známé záležitosti. Říkal jsem jim, co jste všecko pro ně udělal a jak jsem jim i já v této věci na Vaši žádost vykonal různé intervence. Velmi je to dojalo a jsou V</text:span><text:span text:style-name="T255">ám vděčni. Poslal jsem je k panu ministerskému radovi Dr. Andriálovi do ministerstva vnitra, ohlásil jsem je tam předem. Jak jsem zjistil, byli dobře přijati a dostalo se jim podrobných informací. Teď už vědí jasně, jaká je situace a že se nedá v této věci</text:span><text:span text:style-name="T256"><text:s/>nic měniti, zejména bude-li se vyvíjeti tak, jak se vyvíjí. Prožíváme opravdu trudné dny a také já pociťuji.“<text:s/></text:span><text:span text:style-name="T257">Dopis Edvarda Reicha Aloisi Musilovi z 24. 10. 1940, MV, inv.č. H 19.213/5.</text:span></text:p></text:note-body></text:note></text:span><text:span text:style-name="T258"><text:s/>Ten vyjádřil vřelý vztah k Moravanům. Informoval přítomné o současném</text:span><text:span text:style-name="T259"><text:s/>stěhování Milovicka a dával zatím naděje, počítal s přímluvou u protektorátní vlády. Dle vzpomínek samotného Martináska dále Andriál tvrdil, že se obyvatelstvo z Milovicka již domů nevrátí ani po válce, avšak prý se údajně vyjádřil o moravském vystěhování</text:span><text:span text:style-name="T260">:<text:s/></text:span><text:span text:style-name="T261">„Vy však na Moravě se domů vrátíte, tomu pevně věřím,“</text:span><text:span text:style-name="T262"><text:s/>Andriál představoval pro rychtářovské velkou naději. „</text:span><text:span text:style-name="T263">V jeho osobě se pojila posilující osobnost s nezakrytým vlastencem v době nepopsatelné nejistoty,“<text:s/></text:span><text:span text:style-name="T264">psal Martinásek ve svém listu Musilovi.</text:span><text:span text:style-name="T265"><text:note text:note-class="footnote" text:id="_ftn25"><text:note-citation>26</text:note-citation><text:note-body><text:p text:style-name="P266"><text:span text:style-name="T267"><text:s/>MAR</text:span><text:span text:style-name="T268">TINÁSEK, Pavel:<text:s/></text:span><text:span text:style-name="T269">Paměti obce Rychtářova. Dokument o vystěhování a znovuosídlení obce</text:span><text:span text:style-name="T270">. Rychtářov, 1970, s. 11; MV, inv.č. H 19.034/6; H 19.034/7; Korespondence Aloise Musila s Edvardem Reichem, MV, inv.č. H19.213/1,2. Zpočátku Reich o vystěhování Rychtářova<text:s/></text:span><text:span text:style-name="T271">a ostatních obcí na Drahansku nevěděl, avšak po jednání s Andriálem napsal Musilovi podrobné informace zatím z tajných porad ohledně vystěhování Vyškovska ze září 1940. MV, inv.č. H 19.213/4; č. H19.213/5, inv.č. H 19.213/4. V dopise z 26. 9. 1940 již info</text:span><text:span text:style-name="T272">rmoval od ministerského rady a bývalého konsula dr. Andriala (který Musila přes Reicha pozdravoval, že opravdu budou vystěhovány vesnice včetně Rychtářova, popisuje podrobně jednotlivé etapy. V dopise se taktéž uvádí, že v Rychtářově má být k vystěhování 1</text:span><text:span text:style-name="T273">36 domů, výměra 1888 ha. Popsal také situaci v Milovicích. „</text:span><text:span text:style-name="T274">Poškozeným v Čechách jsou vyhrazeny okresy tvořící oblasti Oberlandrátů v Jičíně a Kolíně. Váš kraj je mezi těmito 15 okresy z oblasti oberlandratu v Kolíně. Proto u Vás získávání půdy bude ztížen</text:span><text:span text:style-name="T275">o, ale přesto myslím, že to není beznadějné (zvlášť pro Vaši rodinu, kde je možná přímluva).<text:s/></text:span><text:span text:style-name="T276">Na konec dopisu dodácal Reich svůj vlastní pohled na celou vystěhovací akci na Moravě:<text:s/></text:span><text:span text:style-name="T277">„Ze všeho toho jednání soudím, že sotva se podaří tyto lhůty dodržet a že<text:s/></text:span><text:span text:style-name="T278">práce budou tak daleko, aby nastalo v uvedených termínech stěhování. Zdá se, že to bude odloženo a že teprve po válce by padlo definitivní rozhodnutí.“</text:span></text:p></text:note-body></text:note></text:span></text:p>
      <text:p text:style-name="P279"><text:span text:style-name="T280">O měsíc později, ve dnech 29. – 30. října 1940, byla vypravena do Prahy druhá deputace, která byla přija</text:span><text:span text:style-name="T281">ta státním prezidentem dr. Emilem Háchou. Deputace se skládala z občana Aloise Lusky z Rychtářova, starosty Rychtářova Aloise Křoumala, kanovníka Bunžy z Vyškova a předsedy okresní pobočky Národního souručenství Bedřicha Kostelky. O této deputaci psal Mart</text:span><text:span text:style-name="T282">inásek Musilovi:<text:s/></text:span><text:span text:style-name="T283">„Jednání byla srdečná a pan st. president projevil pro věc velké pochopení. Když byly v Praze vyčerpány všechny možné návštěvy, rozhodli jsme se ještě jíti k p. presidentu Cahovi. Byli jsme v Brně dvakráte. Podruhé odcházeli jsme také s mn</text:span><text:span text:style-name="T284">ohými nadějemi.“</text:span><text:span text:style-name="T285"><text:note text:note-class="footnote" text:id="_ftn26"><text:note-citation>27</text:note-citation><text:note-body><text:p text:style-name="P286"><text:span text:style-name="T287"><text:s/>MV, inv.č. H 19.034/7.</text:span></text:p></text:note-body></text:note></text:span></text:p>
      <text:p text:style-name="P288"><text:span text:style-name="T289">Jak vzpomínal Martinásek po dvaceti letech ve svých pamětech, viděl snahu u prezidenta, avšak si plně uvědomoval jeho beznadějné postavení v rámci protektorátu:<text:s/></text:span><text:span text:style-name="T290">„Bylo vidět upřímnou snahu pomoci, ale zároveň i roz</text:span><text:span text:style-name="T291">paky a malomocnost.“<text:s/></text:span><text:span text:style-name="T292">Hácha odkázal na jednání přes zástupce říšské branné moci s Fridericim, ale bezvýsledně. Ten odkázal na jednání s velitelem výcvikového prostoru Hammerschmidtem, což dle slov Martináska ztroskotalo také. Jediné, co se podařilo získat,<text:s/></text:span><text:span text:style-name="T293">bylo zjištění celkového rozsahu vysídlení a předběžný rozvrh etap evakuací. Jak poznamenal v dopise Martinásek:<text:s/></text:span><text:span text:style-name="T294">„Dnes však mnohé se nezměnilo. Z požadavků našich je splněn zatím jen jeden. Známe hranice zájmového prostoru.“</text:span></text:p>
      <text:p text:style-name="P295"><text:span text:style-name="T296">Drahanští neztráceli naději. V p</text:span><text:span text:style-name="T297">ůli listopadu téhož roku vypravili další, v pořadí třetí delegaci. Tentokrát se skládala z devíti členů, jakožto zástupců všech obcí první etapy. Jejich cílem bylo slyšení u zemského prezidenta dr. Cahy, do kterého vkládali všichni velké naděje. Ten však n</text:span><text:span text:style-name="T298">ebyl přítomen a deputaci přijal jeho zástupce p. Brábeni. Zde tvrdě narazili, neboť Brábeni hned po přijetí začal o výsostných zájmech Říše.</text:span><text:span text:style-name="T299"><text:s/>„Zklamání vyjádřilo několik vzájemných pohledů a jednání bylo rychle ukončeno,“</text:span><text:span text:style-name="T300"><text:s/>popsal Martinásek v dopise Musilovi</text:span><text:span text:style-name="T301"><text:s/>i v pamětech.</text:span><text:span text:style-name="T302"><text:note text:note-class="footnote" text:id="_ftn27"><text:note-citation>28</text:note-citation><text:note-body><text:p text:style-name="Textpozn.podčarou"><text:s/>MV, inv.č. H 19034/7.</text:p></text:note-body></text:note></text:span></text:p>
      <text:p text:style-name="P303"><text:span text:style-name="T304">20. listopadu 1940 se čtvrtá, poslední deputace stejného složení vypravila opět do Brna. Pokusila se navštívit přímo zemského prezidenta Cahu, který se vyjádřil dříve, že celý spis pečlivě prostuduje, a okamžitě zača</text:span><text:span text:style-name="T305">l plánovat všestrannou pomoc. Naděje však netrvala dlouho, neboť tento<text:s/></text:span><text:span text:style-name="T306">„energický, rozvážný muž“</text:span><text:span text:style-name="T307"><text:s/>záhy tragicky zemřel. Nezbývalo Martináskovi a ostatním než <text:s/>přijmout tvrdou skutečnost, že k vystěhování skutečně dojde.</text:span></text:p>
      <text:p text:style-name="P308"><text:span text:style-name="T309">Jakmile padly veškeré naděje ohledně<text:s/></text:span><text:span text:style-name="T310">změn přesídlení, začali si lidé hledat náhradní existence. Snahy deputací, vedle vyjmutí zmíněných vesnic z vystěhování, byly především směřovány k jednání o náhradách adekvátních hospodářství, které bylo velmi těžké na vlastní pěst nalézt. Snažili se obha</text:span><text:span text:style-name="T311">jovat důležitost hospodářského chodu protektorátu a jeho zachování. V dopise Aloisi Musilovi z 8. 12. 1940 Martinásek informoval o současném dění v kraji: „</text:span><text:span text:style-name="T312">Ve Vyškově máme úřad pro přestěhování. Nezbývá než býti s ním spojen, řešit náležité těžkosti a před</text:span><text:span text:style-name="T313">nášet žádosti a návrhy. Jinak musíme věřiti, že protektorátní úřady po tolika přednesených bolestech budou všemožně se o naši věc starati…</text:span><text:s/><text:span text:style-name="T314">Hospodářské objekty se velmi těžce shánějí. Ba není jich vůbec. Proto náhradní půda byl plný náš požadavek.“</text:span><text:span text:style-name="T315"><text:note text:note-class="footnote" text:id="_ftn28"><text:note-citation>29</text:note-citation><text:note-body><text:p text:style-name="P316"><text:span text:style-name="T317"><text:s/>MV, i</text:span><text:span text:style-name="T318">nv.č. H 19034/7.</text:span></text:p></text:note-body></text:note></text:span></text:p>
      <text:p text:style-name="P319"><text:span text:style-name="T320">Martináskovi se s dalšími pěti rodinami v prosinci 1940 pokoušeli zakoupit nabízený uvolněný statek nacházející se na Bojkovicku. Konkrétně se jednalo o statek Nový Světlov nacházející se v okrese Uherský Brod. Statek však byl příliš velký</text:span><text:span text:style-name="T321"><text:s/>pro hospodaření jedné rodiny. Proto rychtářovští požadovali, aby se celý statek přerozdělil mezi pěti až šesti rodinami, které by tím našly vhodné náhradní živobytí. V neposlední řadě by neztratily tak citelný vztah a blízkost krajanů. <text:s/>Naléhavost dopisů<text:s/></text:span><text:span text:style-name="T322">ze strany Martináska s prosbami a vysvětlením nám ukazuje, v jak zoufalé situaci byli přestěhovalci a jak těžké bylo shánět náhradní bydlení. Opět se obraceli na Musila a žádali, aby využil sílu své autority ku pomoci dosáhnout kýženého statku, který považ</text:span><text:span text:style-name="T323">ovali za nejschůdnější řešení. Během prosince 1940 a ledna 1941 si vyměnili Musil s Martináskem sérii dopisů věnující se této záležitosti.</text:span><text:s/><text:span text:style-name="T324">Po Martináskově naléhání se Musil obrátil na příslušná místa na ministerstvu, konkrétně na ministerského radu Andriál</text:span><text:span text:style-name="T325">a. Ten dal urychleně šetřit celou záležitost. Musilovi posílá získané informace k tomuto statku a důvody, které vedly k zápornému stanovisku ohledně rozdělení statku. Statek jako takový odmítali rozprodat na jednotlivé části, nýbrž jako celek.</text:span><text:span text:style-name="T326"><text:note text:note-class="footnote" text:id="_ftn29"><text:note-citation>30</text:note-citation><text:note-body><text:p text:style-name="Footnote"><text:span text:style-name="T327"><text:s/>Dopis Alo</text:span><text:span text:style-name="T328">ise Musila ministerskému radovi Andriálovi ze dne 21. 1. 1941, NA, MV-NR, kart. 5216, inv.č.3300, sg.G2823.</text:span></text:p></text:note-body></text:note></text:span></text:p>
      <text:p text:style-name="P329"><text:span text:style-name="T330">Musil se vzápětí snažil Martináskovi koupi statku rozmluvit, neboť podle dostupných informací se nejednalo o dobrou volbu, což Musil blíže nespecifi</text:span><text:span text:style-name="T331">koval. Nicméně Martinásek dále obhajoval vyhlídnutou usedlost a svou žádost prokládal těmito argumenty:<text:s/></text:span><text:span text:style-name="T332">„Celá věc se totiž zastavila a potřebuje pomoci… Slyšel jsem, že máte informace o statku ne příliš nadějné. Celá věc však není tak zlá. Statek měnil čas</text:span><text:span text:style-name="T333">to své majitele a žádný z nich nevnikl do podstaty kraje. Jest třeba uměti zacházeti s tamější půdou, která je<text:s/></text:span><text:span text:style-name="T334">–[hlinito – pozn. aut.]-</text:span><text:span text:style-name="T335">jílovitá. Dovede-li to, pak je vše vyhráno. Když by se statek rozdělil mezi několik našich opravdu pracovitých lidí, mysl</text:span><text:span text:style-name="T336">ím, že obavy by byly liché. A konečně… Je to opravdu jediná věc, která se naskýtá ke koupi. Vedli jsme v evidenci ještě jiné hospodářské objekty, ale vždy nahromadí se tolik překážek, že je nutno od kupu opustiti. Zůstává proto Světlov jako jediné východis</text:span><text:span text:style-name="T337">ko z trapného našeho postavení. Bratr všemožně se snaží se nám u mininistra vnitra pomoci, ale bohužel jeho působiště se zúžilo na Brno a s Prahou takové spojení nemá.</text:span><text:span text:style-name="T338"><text:note text:note-class="footnote" text:id="_ftn30"><text:note-citation>31</text:note-citation><text:note-body><text:p text:style-name="Footnote"><text:span text:style-name="T339"><text:s/>Martin Martinásek, starší bratr Pavla Martináska, byl v letech 1935–1939 poslancem Ná</text:span><text:span text:style-name="T340">rodního shromáždění za Republikánskou stranu zemědělského a malorolnického lidu (agrárníky).V době vystěhování působil již jen jako zemský poslanec.</text:span></text:p></text:note-body></text:note></text:span><text:span text:style-name="T341"><text:s/>Tu obracíme se profesore, na Vás, můžete-li u ministra či úřadu říšského propektora…poměry naše jsou stále<text:s/></text:span><text:span text:style-name="T342">nesnesitelné, neboť čas neúnavně kvapí a dále majitel Světlova stav.</text:span>(<text:span text:style-name="T343">ebník</text:span>)<text:span text:style-name="T344"><text:s/>Kuba začíná se z prodeje statku vykrucovat a nechce nám v daném slově dáti déle než 10 dní.“</text:span><text:span text:style-name="T345"><text:note text:note-class="footnote" text:id="_ftn31"><text:note-citation>32</text:note-citation><text:note-body><text:p text:style-name="P346"><text:span text:style-name="T347"><text:s/>Dopis Pavla Martináska Aloisi Musilovi z 16. 1. 1941, MV, inv.č. H 19.034/8.</text:span></text:p></text:note-body></text:note></text:span></text:p>
      <text:p text:style-name="P348"><text:span text:style-name="T349">Martiná</text:span><text:span text:style-name="T350">skovy dopisy Musilovi z ledna 1941 ilustrují jeden z důležitých aspektů vystěhování a to, jakým způsobem se snažili vystěhovalci nalézt náhradní existenci na vlastní pěst a jak komplikované bylo pro neustálé překážky dostát původního záměru. Ani Musilova a</text:span><text:span text:style-name="T351">utorita nepomohla <text:s/>k dosažení úspěchu.</text:span></text:p>
      <text:p text:style-name="P352"><text:span text:style-name="T353">Po výše uvedeném naléhavém psaní odpověděl Musil Martináskovi v dopise datovaném 20. 1. 1941, aby se nedržel Světlova. Snažil se ho od záměru koupě odradit:<text:s/></text:span><text:span text:style-name="T354">„Kdyby se koupil, dělba bude těžká a spory snadné, stihlo by</text:span><text:span text:style-name="T355"><text:s/>vás a nás, tamní rodáky, všechno neštěstí, avšak nezaviněné.“</text:span><text:span text:style-name="T356"><text:s/>Dále v dopise doporučoval poohlédnout se po něčem jiném, nespoléhat se na jedinou možnost. Předhazoval různé typy usedlostí a nemovitostí, které byly Musilovi prostřednictvím pracovníků ministe</text:span><text:span text:style-name="T357">rstva vnitra, popř. zemědělství nabízeny:<text:s/></text:span><text:span text:style-name="T358">„P. Marek upozornil na nějaký hostinec a na dvorec u Ledče – s těmito by to šlo snáze.“</text:span><text:span text:style-name="T359"><text:note text:note-class="footnote" text:id="_ftn32"><text:note-citation>33</text:note-citation><text:note-body><text:p text:style-name="P360"><text:span text:style-name="T361"><text:s/>Dopis Aloise Musila Pavlu Martináskovi z 20. 1. 1941, MV, inv.č. H 23.490.</text:span></text:p></text:note-body></text:note></text:span></text:p>
      <text:p text:style-name="P362"><text:span text:style-name="T363">Záležitost kolem Světlova byla ukončena<text:s/></text:span><text:span text:style-name="T364">posledním, ručně psaným přípisem z ministerstva vnitra z 27. ledna 1941, kdy se oznamovalo, že byla ústně podána informace p. Martináskovi (s největší pravděpodobností negativní stanovisko) v Brně prostřednictvím dr. Ševčíka. Zainteresovaní rychtářovští ob</text:span><text:span text:style-name="T365">čané se s informací spokojili a nepřáli si její písemnou formu (k naší velké škodě!). Na úplném závěru se v přípise nachází ještě dovětek:<text:s/></text:span><text:span text:style-name="T366">„Snad se dá věc vyřídit tak, že dvůr koupí formálně pouze jeden rolník (a všichni na něm budou hospodařit), čímž se s</text:span><text:span text:style-name="T367">tane námitka zlínského oberlandráta bezpředmětná.“</text:span><text:span text:style-name="T368"><text:s/>Koupě statku tedy narazila na tvrdou realitu okupační politiky, dále již k této záležitosti není žádných zmínek, rychtářovští v čele s Martináskem zaměřili svou pozornost na jiné statky.</text:span><text:span text:style-name="T369"><text:note text:note-class="footnote" text:id="_ftn33"><text:note-citation>34</text:note-citation><text:note-body><text:p text:style-name="Footnote"><text:span text:style-name="T370"><text:s/>NA, MV-NR, kart</text:span><text:span text:style-name="T371">. 5216, inv.č. 3300, sg. G2823.</text:span></text:p></text:note-body></text:note></text:span></text:p>
      <text:p text:style-name="P372"><text:span text:style-name="T373">Musilovo nepochopení celé situace nelze vyčítat. Nejenže se sám ocitl zcela izolovaně v <text:s/>Otrybech, příliš vzdálen od rodného Drahanska, byl taktéž zvyklý celý život přijímat okolnosti tak, jak se rýsovaly, a když nebylo možn</text:span><text:span text:style-name="T374">é zbytí, přijal je. K tomu nabádal i své okolí – rodinu, přátele i krajany.</text:span></text:p>
      <text:p text:style-name="P375"><text:span text:style-name="T376">Počal se únor 1941 a bylo třeba nalézt náhradní ubytování co nejdříve. Začalo nové kolo hledání, výprav po okleštěné Moravě. Další dopis rychtářovského řídícího učitele Musilovi je</text:span><text:span text:style-name="T377"><text:s/>datován až 10. dubna 1941. To již Martinásek a celý Rychtářov byl vystěhován. Dopis informuje nejen o něm samotném, který se nakonec rozhodl riskovat a odstěhovat se do vedlejších Studnic, zařazených do II. „spěšné“ etapy. V tomto posledním dochovaném dop</text:span><text:span text:style-name="T378">ise Aloisi Musilovi zevrubně popisoval průběh stěhování Rychtářova:<text:s/></text:span><text:span text:style-name="T379">„Dovoluji si Vás pozdravit z nového našeho bydliště ve Studnicích. Prožili jsme ve zdraví těžké dny březnové. Byly to dny stále nezapomenutelné. Za 14ti letého pobytu srostl jsem s lidmi a</text:span><text:span text:style-name="T380"><text:s/>místem tak, že jsem musel prožíti vše do nejjemnějších záchvěvů se všemi našimi 815 obyvateli. Dnes projíždím často naší milovanou, ale pustou obcí a vzpomínám…Celkem bylo vystěhováno asi 2800 osob. Na soudním okrese Vyškov je umístěná celá polovička (v s</text:span><text:span text:style-name="T381">amých Dědicích 300 osob, pak Bučovsko asi 400 osob, a pak dále následují okresy Slavkov, Přerov, Prostějov a Kroměříž). Tak vypadá naše rozptýlení po světě.“<text:s/></text:span><text:span text:style-name="T382"><text:note text:note-class="footnote" text:id="_ftn34"><text:note-citation>35</text:note-citation><text:note-body><text:p text:style-name="P383"><text:span text:style-name="T384"><text:s/>MV, inv.č. H 19.034/9.</text:span></text:p></text:note-body></text:note></text:span></text:p>
      <text:p text:style-name="P385"><text:span text:style-name="T386">Musil Martináskovi odpověděl o tři dny později dopisem, ve kterém sdíle</text:span><text:span text:style-name="T387">l trampoty obyvatel svého rodiště a zůstával s nimi stále v myšlenkách:<text:s/></text:span><text:span text:style-name="T388">„Milý krajane, s Vámi jsem nebyl, avšak s Vámi jsem cítil. Bolest vzdáleného je snad hlubší než přítomného… útěchu hledám v soustavné a účinné práci.“</text:span><text:span text:style-name="T389"><text:note text:note-class="footnote" text:id="_ftn35"><text:note-citation>36</text:note-citation><text:note-body><text:p text:style-name="P390"><text:span text:style-name="T391"><text:s/>MV, inv.č. H 19.104.</text:span></text:p></text:note-body></text:note></text:span></text:p>
      <text:p text:style-name="P392"><text:span text:style-name="T393">Po válce<text:s/></text:span><text:span text:style-name="T394">vedl Pavel Martinásek s ruprechtovským řídícím učitelem a starostou Martinem Grycem Komisi pro obnovení vesnic vyškovské střelnice za vyškovský okres, o čemž bude zmínka v příslušné kapitole. Po válce sepsal své paměti, které vydal roku 1970 knižně jako Pa</text:span><text:span text:style-name="T395">měti obce Rychtářova, kde podrobně líčí průběh vystěhování. I zde věnoval Aloisi Musilovi samostatnou kapitolu, jeho zásluhy a intervence v této věci si velmi cenil a i posmrtně mu za ni byl stále vděčen.</text:span><text:span text:style-name="T396"><text:note text:note-class="footnote" text:id="_ftn36"><text:note-citation>37</text:note-citation><text:note-body><text:p text:style-name="P397"><text:span text:style-name="T398"><text:s/>Martinásek, P.:<text:s/></text:span><text:span text:style-name="T399">Paměti obce Rychtářova</text:span><text:span text:style-name="T400">; srov. Gr</text:span><text:span text:style-name="T401">yc, Martin; Martinásek, Pavel</text:span><text:span text:style-name="T402">: Vyškovská střelnice, kraj Drahanské vysočiny vystěhovaný za okupace. In: Vlastivěda Moravská – Vyškovsko</text:span><text:span text:style-name="T403"><text:s/>(eds. Nekuda, Vladimír), 1965, s. 182–185.</text:span></text:p></text:note-body></text:not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style:font-name-complex="Arial" fo:font-size="12pt" style:font-size-asian="12pt"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pozn.podčarou1" style:display-name="Text pozn. pod čarou1" style:family="paragraph" style:parent-style-name="Standard" style:next-style-name="Footnote">
      <style:paragraph-properties fo:margin-bottom="0in" fo:line-height="100%"/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pozn.podčarouChar" style:display-name="Text pozn. pod čarou Char" style:family="text" style:parent-style-name="Standardnípísmoodstavce">
      <style:text-properties fo:font-size="10pt" style:font-size-asian="10pt" style:font-size-complex="10pt"/>
    </style:style>
    <style:style style:name="FootnoteSymbol" style:display-name="Footnote Symbol" style:family="text" style:parent-style-name="Standardnípísmoodstavce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Textpozn.podčarouChar1" style:display-name="Text pozn. pod čarou Char1" style:family="text" style:parent-style-name="Standardnípísmoodstavce">
      <style:text-properties fo:font-size="10pt" style:font-size-asian="10pt" style:font-size-complex="10pt"/>
    </style:style>
    <style:style style:name="ListLabel1" style:display-name="ListLabel 1" style:family="text">
      <style:text-properties style:font-name-asian="Calibri"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Revize" style:display-name="Revize" style:family="paragraph">
      <style:paragraph-properties fo:widows="2" fo:orphans="2" style:vertical-align="auto"/>
      <style:text-properties fo:hyphenate="true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2" style:display-name="Text pozn. pod čarou Char2" style:family="text" style:parent-style-name="Standardnípísmoodstavce">
      <style:text-properties fo:font-size="10pt" style:font-size-asian="10pt" style:font-size-complex="10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fo:font-size="10pt" style:font-size-asian="10pt" style:font-size-complex="10pt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Značkapozn.podčarou" style:display-name="Značka pozn. pod čarou" style:family="text" style:parent-style-name="Standardnípísmoodstavce">
      <style:text-properties style:text-position="super 63.6%"/>
    </style:style>
    <style:style style:name="Textbubliny" style:display-name="Text bubliny" style:family="paragraph" style:parent-style-name="Normální">
      <style:text-properties style:font-name="Segoe UI" style:font-name-complex="Segoe UI" fo:font-size="9pt" style:font-size-asian="9pt" style:font-size-complex="9pt" fo:hyphenate="false"/>
    </style:style>
    <style:style style:name="TextbublinyChar" style:display-name="Text bubliny Char" style:family="text" style:parent-style-name="Standardnípísmoodstavce">
      <style:text-properties style:font-name="Segoe UI" style:font-name-complex="Segoe UI" fo:font-size="9pt" style:font-size-asian="9pt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Calibri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vedra</meta:initial-creator>
    <dc:creator>dvedra</dc:creator>
    <meta:creation-date>2025-06-13T12:05:00Z</meta:creation-date>
    <dc:date>2025-12-01T15:11:00Z</dc:date>
    <meta:template xlink:href="Normal" xlink:type="simple"/>
    <meta:editing-cycles>17</meta:editing-cycles>
    <meta:editing-duration>PT3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0" meta:word-count="3665" meta:character-count="25239" meta:row-count="180" meta:non-whitespace-character-count="21624"/>
  </office:meta>
</office:document-meta>
</file>